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C98000005665794722B.png" manifest:media-type="image/png"/>
  <manifest:file-entry manifest:full-path="Pictures/10000000000002FF0000009AE4CA746F.png" manifest:media-type="image/png"/>
  <manifest:file-entry manifest:full-path="Pictures/100000010000029700000298AFD84DDC.png" manifest:media-type="image/png"/>
  <manifest:file-entry manifest:full-path="Pictures/10000000000000F80000004B9DF7F207.png" manifest:media-type="image/png"/>
  <manifest:file-entry manifest:full-path="Pictures/10000001000001E40000019FA8BEB360.png" manifest:media-type="image/png"/>
  <manifest:file-entry manifest:full-path="Pictures/100000000000005D0000007A28337FD3.png" manifest:media-type="image/png"/>
  <manifest:file-entry manifest:full-path="Pictures/10000001000000FA000000B3A35AD633.png" manifest:media-type="image/png"/>
  <manifest:file-entry manifest:full-path="Pictures/1000000000000469000001B558DE11C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Ubuntu" svg:font-family="Ubuntu" style:font-pitch="variable"/>
  </office:font-face-decls>
  <office:automatic-styles>
    <style:style style:name="P1" style:family="paragraph" style:parent-style-name="Standard" style:master-page-name="">
      <style:paragraph-properties fo:margin-top="0cm" fo:margin-bottom="0.499cm" style:contextual-spacing="false" style:page-number="auto"/>
      <style:text-properties officeooo:paragraph-rsid="0025111f"/>
    </style:style>
    <style:style style:name="P2" style:family="paragraph" style:parent-style-name="Standard">
      <style:paragraph-properties fo:margin-top="0cm" fo:margin-bottom="0.499cm" style:contextual-spacing="false" fo:line-height="150%" fo:text-align="center" style:justify-single-word="false"/>
      <style:text-properties officeooo:paragraph-rsid="002ed62b"/>
    </style:style>
    <style:style style:name="P3" style:family="paragraph" style:parent-style-name="Standard">
      <style:paragraph-properties fo:margin-top="0cm" fo:margin-bottom="0.499cm" style:contextual-spacing="false" fo:line-height="150%" fo:text-align="center" style:justify-single-word="false"/>
      <style:text-properties officeooo:paragraph-rsid="00302e32"/>
    </style:style>
    <style:style style:name="P4" style:family="paragraph" style:parent-style-name="Standard">
      <style:paragraph-properties fo:margin-top="0cm" fo:margin-bottom="0.499cm" style:contextual-spacing="false" fo:line-height="150%" fo:text-align="start" style:justify-single-word="false"/>
      <style:text-properties officeooo:paragraph-rsid="00302e32"/>
    </style:style>
    <style:style style:name="P5" style:family="paragraph">
      <loext:graphic-properties draw:fill="none" draw:fill-color="#ffffff"/>
    </style:style>
    <style:style style:name="P6" style:family="paragraph" style:parent-style-name="Standard">
      <style:paragraph-properties fo:margin-top="0.201cm" fo:margin-bottom="0.7cm" style:contextual-spacing="false" fo:line-height="150%" fo:text-align="start" style:justify-single-word="false"/>
      <style:text-properties officeooo:paragraph-rsid="0035e94e"/>
    </style:style>
    <style:style style:name="P7" style:family="paragraph" style:parent-style-name="Standard">
      <style:paragraph-properties fo:margin-top="0cm" fo:margin-bottom="0.499cm" style:contextual-spacing="false"/>
      <style:text-properties officeooo:paragraph-rsid="0025111f"/>
    </style:style>
    <style:style style:name="P8" style:family="paragraph" style:parent-style-name="Standard">
      <style:paragraph-properties fo:margin-top="0cm" fo:margin-bottom="0.499cm" style:contextual-spacing="false"/>
      <style:text-properties style:font-name="Arial1" fo:font-size="14pt" fo:font-weight="normal" officeooo:rsid="004d183f" officeooo:paragraph-rsid="0025111f" style:font-name-asian="Arial" style:font-size-asian="12.25pt" style:font-weight-asian="normal" style:font-name-complex="Arial" style:font-size-complex="14pt" style:font-weight-complex="normal"/>
    </style:style>
    <style:style style:name="P9" style:family="paragraph">
      <style:paragraph-properties fo:margin-left="0cm" fo:margin-right="0cm" fo:text-indent="0cm"/>
    </style:style>
    <style:style style:name="P10" style:family="paragraph">
      <loext:graphic-properties draw:fill="none" draw:fill-color="#ffffff"/>
      <style:paragraph-properties fo:margin-left="0cm" fo:margin-right="0cm" fo:text-indent="0cm"/>
      <style:text-properties style:font-name="Arial1" fo:font-size="12pt" style:font-family-asian="Helvetica, Arial" style:font-family-generic-asian="swiss" style:font-pitch-asian="variable"/>
    </style:style>
    <style:style style:name="P11" style:family="paragraph">
      <style:paragraph-properties fo:text-align="center"/>
    </style:style>
    <style:style style:name="P12" style:family="paragraph">
      <loext:graphic-properties draw:fill="none" draw:fill-color="#ffffff"/>
      <style:paragraph-properties fo:text-align="center"/>
    </style:style>
    <style:style style:name="T1" style:family="text">
      <style:text-properties fo:color="#627cd2" loext:opacity="100%"/>
    </style:style>
    <style:style style:name="T2" style:family="text">
      <style:text-properties fo:color="#000000" loext:opacity="100%" style:font-name="Arial1" fo:font-size="18pt" officeooo:rsid="002ed62b" style:font-size-asian="18pt" style:font-size-complex="18pt"/>
    </style:style>
    <style:style style:name="T3" style:family="text">
      <style:text-properties fo:color="#000000" loext:opacity="100%" style:font-name="Arial1" fo:font-size="18pt" officeooo:rsid="00302e32" style:font-size-asian="18pt" style:font-size-complex="18pt"/>
    </style:style>
    <style:style style:name="T4" style:family="text">
      <style:text-properties fo:color="#000000" loext:opacity="100%" style:font-name="Arial1" fo:font-size="16pt" fo:font-style="italic" style:text-underline-style="solid" style:text-underline-width="auto" style:text-underline-color="font-color" fo:font-weight="normal" officeooo:rsid="00302e32" style:font-size-asian="16pt" style:font-style-asian="italic" style:font-weight-asian="normal" style:font-size-complex="16pt" style:font-style-complex="italic" style:font-weight-complex="normal"/>
    </style:style>
    <style:style style:name="T5" style:family="text">
      <style:text-properties fo:color="#000000" loext:opacity="100%" style:font-name="Arial1" fo:font-size="16pt" fo:font-style="italic" style:text-underline-style="solid" style:text-underline-width="auto" style:text-underline-color="font-color" fo:font-weight="normal" officeooo:rsid="003e5ac0" style:font-size-asian="16pt" style:font-style-asian="italic" style:font-weight-asian="normal" style:font-size-complex="16pt" style:font-style-complex="italic" style:font-weight-complex="normal"/>
    </style:style>
    <style:style style:name="T6" style:family="text">
      <style:text-properties fo:color="#000000" loext:opacity="100%" style:font-name="Arial1" fo:font-size="14pt" officeooo:rsid="00302e32" style:font-size-asian="14pt" style:font-size-complex="14pt"/>
    </style:style>
    <style:style style:name="T7" style:family="text">
      <style:text-properties fo:color="#000000" loext:opacity="100%" style:font-name="Arial1" fo:font-size="14pt" officeooo:rsid="0035e94e" style:font-size-asian="14pt" style:font-size-complex="14pt"/>
    </style:style>
    <style:style style:name="T8" style:family="text">
      <style:text-properties fo:color="#000000" loext:opacity="100%" style:font-name="Arial1" fo:font-size="7pt" fo:font-style="italic" fo:font-weight="normal" officeooo:rsid="00302e32" style:font-size-asian="7pt" style:font-style-asian="italic" style:font-weight-asian="normal" style:font-size-complex="7pt" style:font-style-complex="italic" style:font-weight-complex="normal"/>
    </style:style>
    <style:style style:name="T9" style:family="text">
      <style:text-properties fo:color="#000000" loext:opacity="100%" style:font-name="Arial1" fo:font-size="7pt" fo:font-style="italic" fo:font-weight="normal" officeooo:rsid="003a8269" style:font-size-asian="7pt" style:font-style-asian="italic" style:font-weight-asian="normal" style:font-size-complex="7pt" style:font-style-complex="italic" style:font-weight-complex="normal"/>
    </style:style>
    <style:style style:name="T10" style:family="text">
      <style:text-properties fo:color="#000000" loext:opacity="100%" style:font-name="Arial1" fo:font-size="7pt" fo:font-style="italic" fo:font-weight="normal" officeooo:rsid="003991c0" style:font-size-asian="7pt" style:font-style-asian="italic" style:font-weight-asian="normal" style:font-size-complex="7pt" style:font-style-complex="italic" style:font-weight-complex="normal"/>
    </style:style>
    <style:style style:name="T11" style:family="text">
      <style:text-properties fo:color="#000000" loext:opacity="100%" style:font-name="Arial1" fo:font-size="7pt" fo:font-style="italic" fo:font-weight="normal" officeooo:rsid="0030ca92" style:font-size-asian="7pt" style:font-style-asian="italic" style:font-weight-asian="normal" style:font-size-complex="7pt" style:font-style-complex="italic" style:font-weight-complex="normal"/>
    </style:style>
    <style:style style:name="T12" style:family="text">
      <style:text-properties fo:font-weight="bold" style:font-weight-asian="bold" style:font-weight-complex="bold"/>
    </style:style>
    <style:style style:name="T13" style:family="text">
      <style:text-properties style:font-name="Arial1" fo:font-size="8pt" style:font-family-asian="Helvetica, Arial" style:font-family-generic-asian="swiss" style:font-pitch-asian="variable" style:font-size-asian="8pt"/>
    </style:style>
    <style:style style:name="T14" style:family="text">
      <style:text-properties style:font-name="Arial1" fo:font-size="7pt" style:font-family-asian="Helvetica, Arial" style:font-family-generic-asian="swiss" style:font-pitch-asian="variable" style:font-size-asian="7pt"/>
    </style:style>
    <style:style style:name="T15" style:family="text">
      <style:text-properties style:font-name="Arial1" fo:font-size="6pt" fo:font-weight="bold" style:font-family-asian="Helvetica, Arial" style:font-family-generic-asian="swiss" style:font-pitch-asian="variable" style:font-size-asian="6pt" style:font-weight-asian="bold" style:font-weight-complex="bold"/>
    </style:style>
    <style:style style:name="T16" style:family="text">
      <style:text-properties fo:color="#000000" loext:opacity="100%" style:font-name="Arial1" fo:font-size="7pt" style:font-family-asian="Helvetica, Arial" style:font-family-generic-asian="swiss" style:font-pitch-asian="variable" style:font-size-asian="7pt" style:font-size-complex="7pt"/>
    </style:style>
    <style:style style:name="T17" style:family="text">
      <style:text-properties style:font-name="Arial1" fo:font-size="7pt" fo:font-weight="bold" style:font-size-asian="7pt" style:font-weight-asian="bold" style:font-size-complex="7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mono"/>
    </style:style>
    <style:style style:name="fr4" style:family="graphic" style:parent-style-name="Graphics">
      <style:graphic-properties style:vertical-pos="from-top" style:vertical-rel="paragraph" style:horizontal-pos="from-left" style:horizontal-rel="paragraph" fo:background-color="#eeeeee" style:background-transparency="0%" draw:fill="solid" draw:fill-color="#eeeeee" draw:opacity="100%"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1.19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fo:min-height="4.1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5.26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8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p>
      <text:p text:style-name="P2"><text:span text:style-name="Strong_20_Emphasis"><text:span text:style-name="T2">PROPOSTA DE PRO</text:span></text:span><text:span text:style-name="Strong_20_Emphasis"><text:span text:style-name="T3">XECTO DE DESENVOLVEMENTO DE APLICACIÓNS WEB.</text:span></text:span></text:p>
      <text:p text:style-name="P3"><text:span text:style-name="Strong_20_Emphasis"><text:span text:style-name="T4">Curso 202</text:span></text:span><text:span text:style-name="Strong_20_Emphasis"><text:span text:style-name="T5">5</text:span></text:span><text:span text:style-name="Strong_20_Emphasis"><text:span text:style-name="T4">-202</text:span></text:span><text:span text:style-name="Strong_20_Emphasis"><text:span text:style-name="T5">6</text:span></text:span></text:p>
      <text:p text:style-name="P4"><text:span text:style-name="Strong_20_Emphasis"><text:span text:style-name="T6">Nome e apelidos:</text:span></text:span></text:p>
      <text:p text:style-name="P4"><draw:frame text:anchor-type="paragraph" draw:z-index="10" draw:name="Marco de texto 1" draw:style-name="gr1" draw:text-style-name="P5" svg:width="17.089cm" svg:height="1.191cm" svg:x="0.132cm" svg:y="-0.684cm"><draw:text-box><text:p>Tomás Moroño Souto</text:p></draw:text-box></draw:frame><draw:frame text:anchor-type="paragraph" draw:z-index="13" draw:name="Marco de texto 2" draw:style-name="gr1" draw:text-style-name="P5" svg:width="17.089cm" svg:height="1.191cm" svg:x="0.132cm" svg:y="2.316cm"><draw:text-box><text:p>Bookbag: atopa e rexistra as túas lecturas.</text:p></draw:text-box></draw:frame><text:span text:style-name="Strong_20_Emphasis"><text:span text:style-name="T6"/></text:span></text:p>
      <text:p text:style-name="P6"><text:span text:style-name="Strong_20_Emphasis"><text:span text:style-name="T7">Título do proxecto:</text:span></text:span></text:p>
      <text:p text:style-name="P4"><text:span text:style-name="Strong_20_Emphasis"><text:span text:style-name="T6"/></text:span></text:p>
      <text:p text:style-name="P4"><text:span text:style-name="Strong_20_Emphasis"><text:span text:style-name="T6">Descrición </text:span></text:span><text:span text:style-name="Strong_20_Emphasis"><text:span text:style-name="T8">(explica brevemente o teu proxecto):</text:span></text:span></text:p>
      <text:p text:style-name="P4"><draw:frame text:anchor-type="paragraph" draw:z-index="11" draw:name="Marco de texto 3" draw:style-name="gr2" draw:text-style-name="P5" svg:width="17.089cm" svg:height="4.134cm" svg:x="0.153cm" svg:y="-0.58cm"><draw:text-box><text:p>Neste proxecto plantéxase a fusión entre un repositorio de libros (unha especie de base de datos de libros) e un "rexistro de lectura", permitindo o acceso á información sobre unha selección de libros mentres se poden ir engadindo a un trío de listaxes: xa lidos, lendo actualmente e por ler.</text:p><text:p/><text:p>A idea plantéxase coma un proxecto inmaduro que pretende adoptar novas funcións a medida que o vaiamos desenvolvendo de forma que inicialmente teñamos usuarios sen rexistrar que poderán acceder ós libros, lectores rexistrados que poderán facer uso das listaxes, bibliotecarios que se ocuparán da xestión dos libros e administradores que xestionarán a aplicación de forma xeral.</text:p></draw:text-box></draw:frame><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Xustificación </text:span></text:span><text:span text:style-name="Strong_20_Emphasis"><text:span text:style-name="T8">(motivo da elección dest</text:span></text:span><text:span text:style-name="Strong_20_Emphasis"><text:span text:style-name="T9">a</text:span></text:span><text:span text:style-name="Strong_20_Emphasis"><text:span text:style-name="T8"> proposta e a súa relación, </text:span></text:span><text:span text:style-name="Strong_20_Emphasis"><text:span text:style-name="T10">en xeral,</text:span></text:span><text:span text:style-name="Strong_20_Emphasis"><text:span text:style-name="T8"> cos módulos profesionais vistos durante todo o ciclo formativo</text:span></text:span><text:span text:style-name="Strong_20_Emphasis"><text:span text:style-name="T11">)</text:span></text:span></text:p>
      <text:p text:style-name="P7"><draw:frame text:anchor-type="paragraph" draw:z-index="12" draw:name="Marco de texto 4" draw:style-name="gr3" draw:text-style-name="P5" svg:width="17.089cm" svg:height="5.266cm" svg:x="0.153cm" svg:y="-0.497cm"><draw:text-box><text:p>Despois dunha búsqueda sobre que usar (a nivel persoal) para levar un rexistro de lectura e o mesmo tempo do que quero ler, non atopei nada “decente” excepto Bookwyrm (autohosteable), Goodreads (xa de pago e lixeiramente cara na miña opinión) ou Openreads (sacrificando ter a man a información e soamente tendo as listaxes). Por iso, plantexei unha aplicación que permita ter toda a información necesaria para os apaixoados da lectura: o seu seguimento persoal combinado co descubrimento e a base de datos sobre libros. As tecnoloxías a utilizar serían as seguintes: <text:span text:style-name="T12">Docker</text:span> (para o despregamento) cun compose de Nginx para o servidor, Postgres para a base de datos e PHP-FPM para o runtime de PHP. <text:span text:style-name="T12">Laravel</text:span> (para o backend), <text:span text:style-name="T12">Tailwind</text:span> (para o frontend aínda que pode que mais adiante sexa reemplazado por Vue ou Nuxt xa que é o que uso nas prácticas).</text:p></draw:text-box></draw:frame></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8"><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7cm" fo:text-align="justify" style:justify-single-word="false" fo:text-indent="0cm" style:auto-text-indent="false" fo:background-color="transparent"/>
      <style:text-properties style:font-name="Ubuntu" fo:font-family="Ubuntu" style:font-pitch="variable" officeooo:rsid="0019807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059cm" style:type="center"/>
          <style:tab-stop style:position="16.12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Title"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style:font-name="Arial1" fo:font-size="12pt" style:font-family-asian="Helvetica, Arial" style:font-family-generic-asian="swiss" style:font-pitch-asian="variable"/>
    </style:style>
    <style:style style:name="MP3" style:family="paragraph">
      <style:paragraph-properties fo:text-align="center"/>
    </style:style>
    <style:style style:name="MP4" style:family="paragraph">
      <loext:graphic-properties draw:fill="none" draw:fill-color="#ffffff"/>
      <style:paragraph-properties fo:text-align="center"/>
    </style:style>
    <style:style style:name="MT1" style:family="text">
      <style:text-properties style:font-name="Arial1" fo:font-size="8pt" style:font-family-asian="Helvetica, Arial" style:font-family-generic-asian="swiss" style:font-pitch-asian="variable" style:font-size-asian="8pt"/>
    </style:style>
    <style:style style:name="MT2" style:family="text">
      <style:text-properties style:font-name="Arial1" fo:font-size="7pt" style:font-family-asian="Helvetica, Arial" style:font-family-generic-asian="swiss" style:font-pitch-asian="variable" style:font-size-asian="7pt"/>
    </style:style>
    <style:style style:name="MT3" style:family="text">
      <style:text-properties style:font-name="Arial1" fo:font-size="6pt" fo:font-weight="bold" style:font-family-asian="Helvetica, Arial" style:font-family-generic-asian="swiss" style:font-pitch-asian="variable" style:font-size-asian="6pt" style:font-weight-asian="bold" style:font-weight-complex="bold"/>
    </style:style>
    <style:style style:name="MT4" style:family="text">
      <style:text-properties fo:color="#000000" loext:opacity="100%" style:font-name="Arial1" fo:font-size="7pt" style:font-family-asian="Helvetica, Arial" style:font-family-generic-asian="swiss" style:font-pitch-asian="variable" style:font-size-asian="7pt" style:font-size-complex="7pt"/>
    </style:style>
    <style:style style:name="MT5" style:family="text">
      <style:text-properties style:font-name="Arial1"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fo:background-color="#eeeeee" style:background-transparency="0%" draw:fill="solid" draw:fill-color="#eeeeee" draw:opacity="100%"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mono"/>
    </style:style>
    <style:style style:name="M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8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1.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p text:style-name="Header"><draw:frame draw:style-name="Mfr1" draw:name="Imagen5" text:anchor-type="paragraph" svg:x="5.644cm" svg:y="-0.245cm" svg:width="2.872cm" svg:height="1.102cm" draw:z-index="2"><draw:image xlink:href="Pictures/1000000000000469000001B558DE11C8.jpg" xlink:type="simple" xlink:show="embed" xlink:actuate="onLoad" draw:mime-type="image/jpeg"/></draw:frame><draw:frame draw:style-name="Mfr2" draw:name="Imagen6" text:anchor-type="paragraph" svg:x="16.231cm" svg:y="-0.464cm" svg:width="2.004cm" svg:height="1.718cm" draw:z-index="3"><draw:image xlink:href="Pictures/10000001000001E40000019FA8BEB360.png" xlink:type="simple" xlink:show="embed" xlink:actuate="onLoad" draw:mime-type="image/png"/></draw:frame><draw:frame draw:style-name="Mfr3" draw:name="Imaxe3" text:anchor-type="paragraph" svg:x="13.716cm" svg:y="-0.549cm" svg:width="2.517cm" svg:height="1.803cm" draw:z-index="5"><draw:image xlink:href="Pictures/10000001000000FA000000B3A35AD633.png" xlink:type="simple" xlink:show="embed" xlink:actuate="onLoad" draw:mime-type="image/png"/></draw:frame><draw:frame draw:style-name="Mfr3" draw:name="Imaxe1" text:anchor-type="paragraph" svg:x="0.065cm" svg:y="-0.275cm" svg:width="0.963cm" svg:height="1.265cm" draw:z-index="6"><draw:image xlink:href="Pictures/100000000000005D0000007A28337FD3.png" xlink:type="simple" xlink:show="embed" xlink:actuate="onLoad" draw:mime-type="image/png"/></draw:frame><draw:frame draw:style-name="Mfr3" draw:name="Imaxe2" text:anchor-type="paragraph" svg:x="1.117cm" svg:y="-0.275cm" svg:width="4.496cm" svg:height="1.36cm" draw:z-index="7"><draw:image xlink:href="Pictures/10000000000000F80000004B9DF7F207.png" xlink:type="simple" xlink:show="embed" xlink:actuate="onLoad" draw:mime-type="image/png"/></draw:frame><draw:frame draw:style-name="Mfr3" draw:name="Imaxe4" text:anchor-type="paragraph" svg:x="1.027cm" svg:y="0.319cm" svg:width="4.586cm" svg:height="0.921cm" draw:z-index="8"><draw:image xlink:href="Pictures/10000000000002FF0000009AE4CA746F.png" xlink:type="simple" xlink:show="embed" xlink:actuate="onLoad" draw:mime-type="image/png"/></draw:frame><draw:frame text:anchor-type="paragraph" draw:z-index="1" draw:name="Forma2" draw:style-name="Mgr1" draw:text-style-name="MP2" svg:width="5.358cm" svg:height="1.833cm" svg:x="8.534cm" svg:y="-0.423cm"><draw:text-box><text:p text:style-name="MP1"><text:span text:style-name="MT1">Ramal 3, Tortoreos <text:s/></text:span><text:span text:style-name="MT2"><text:s text:c="6"/></text:span><text:span text:style-name="MT2"><text:s text:c="24"/></text:span></text:p><text:p text:style-name="MP1"><text:span text:style-name="MT1">36449 - </text:span><text:span text:style-name="MT3">AS NEVES</text:span></text:p><text:p text:style-name="MP1"><text:span text:style-name="MT1">Tlf: 886 110 110 <text:s/></text:span></text:p><text:p text:style-name="MP1"><text:span text:style-name="MT4"><text:a xlink:href="mailto:ies.pazo.merce@edu.xunta.es" xlink:type="simple">ies.pazo.merce@edu.xunta.es</text:a></text:span></text:p><text:p text:style-name="MP1"><text:span text:style-name="MT4"><text:a xlink:href="http://www.edu.xunta.gal/centros/iespazomerce/" xlink:type="simple">http://www.edu.xunta.gal/centros/iespazomerce/</text:a></text:span></text:p></draw:text-box></draw:frame></text:p>
        <text:p text:style-name="Header"><draw:frame text:anchor-type="paragraph" draw:z-index="0" draw:name="Forma1" draw:style-name="Mgr2" draw:text-style-name="MP4" svg:width="2.968cm" svg:height="0.384cm" svg:x="5.611cm" svg:y="0.369cm"><draw:text-box><text:p text:style-name="MP3"><text:span text:style-name="MT5">IES PAZO DA MERCÉ</text:span></text:p></draw:text-box></draw:frame></text:p>
      </style:header>
      <style:footer>
        <text:p text:style-name="Footer"><draw:frame draw:style-name="Mfr3" draw:name="Imagen3" text:anchor-type="paragraph" svg:x="-0.663cm" svg:y="0.065cm" svg:width="3.731cm" svg:height="1.6cm" draw:z-index="4"><draw:image xlink:href="Pictures/1000000000000C98000005665794722B.png" xlink:type="simple" xlink:show="embed" xlink:actuate="onLoad" draw:mime-type="image/png"/></draw:frame><draw:frame draw:style-name="Mfr4" draw:name="Imagen1" text:anchor-type="char" svg:x="15.644cm" svg:y="-0.099cm" svg:width="1.806cm" svg:height="1.81cm" draw:z-index="9"><draw:image xlink:href="Pictures/100000010000029700000298AFD84DDC.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9-08T12:50:19.945125914</meta:creation-date>
    <dc:date>2025-09-24T19:43:37.314711127</dc:date>
    <meta:editing-duration>PT2H3M41S</meta:editing-duration>
    <meta:editing-cycles>37</meta:editing-cycles>
    <meta:generator>LibreOffice/25.2.6.2$Linux_X86_64 LibreOffice_project/520$Build-2</meta:generator>
    <meta:print-date>2018-06-26T14:03:49.144969783</meta:print-date>
    <meta:document-statistic meta:table-count="0" meta:image-count="8" meta:object-count="0" meta:page-count="1" meta:paragraph-count="6" meta:word-count="43" meta:character-count="296" meta:non-whitespace-character-count="259"/>
  </office:meta>
</office:document-meta>
</file>